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8"/>
    <style:style style:name="P8" style:family="paragraph" style:parent-style-name="Table_20_Contents" style:list-style-name="L9"/>
    <style:style style:name="P9" style:family="paragraph" style:parent-style-name="Table_20_Heading">
      <style:paragraph-properties fo:text-align="start" style:justify-single-word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onsulta Estadistic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Muestra al usuario una serie de estadísticas predefinidas sobre la venta de elementos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, Jefe de Cocina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43715548" text:style-name="L1">
              <text:list-item>
                <text:p text:style-name="P2">El actor inicia el caso de uso.</text:p>
              </text:list-item>
              <text:list-item>
                <text:p text:style-name="P2">El sistema da a elegir una serie de estadísticas predefinidas.</text:p>
              </text:list-item>
              <text:list-item>
                <text:p text:style-name="P2">El actor elige la estadística que desea ver.</text:p>
              </text:list-item>
              <text:list-item>
                <text:p text:style-name="P2">El sistema muestra un cuadro con la información solicita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a. El actor cancela la acción. Se termin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- En la información mostrada, debería incluirse una gráfica.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Cambia Estado Bebida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metre cambiar el estado de la siguiente bebida de la cola de bebidas no atendidas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43725445" text:style-name="L2">
              <text:list-item>
                <text:p text:style-name="P3">Existe alguna bebida en la cola de bebidas no atendidas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43710040" text:style-name="L3">
              <text:list-item>
                <text:p text:style-name="P4">Se cambió el estado de una bebida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43698924" text:style-name="L4">
              <text:list-item>
                <text:p text:style-name="P5">El metre selecciona una bebida del siguiente pedido de la cola de bebidas no atendidas.</text:p>
              </text:list-item>
              <text:list-item>
                <text:p text:style-name="P5">El sistema cambia el estado de la bebida a “Preparado”</text:p>
                <text:list>
                  <text:list-item>
                    <text:p text:style-name="P5">Si la bebida era la última que quedaba del pedido por cambiar de estado, el sistema pide confirmación al usuario para cerrar el pedido de bebidas.</text:p>
                  </text:list-item>
                  <text:list-item>
                    <text:p text:style-name="P5">El usuario confirma que ha finalizado el servicio del pedido.</text:p>
                  </text:list-item>
                  <text:list-item>
                    <text:p text:style-name="P5">El sistema cierra el pedido y lo elimina de la cola de pedidos con bebidas por atender.</text:p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1">Cursos <text:soft-page-break/>alternativo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Cambia Estado Plat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Jefe de cocina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43714919" text:style-name="L5">
              <text:list-item>
                <text:p text:style-name="P6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43702718" text:style-name="L8">
              <text:list-item>
                <text:p text:style-name="P7">Se cambió el estado de un plato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20339006" text:continue-list="list43698924" text:style-name="L4">
              <text:list-item text:start-value="1">
                <text:p text:style-name="P5">El usuario selecciona un plato del siguiente pedido.</text:p>
              </text:list-item>
              <text:list-item>
                <text:p text:style-name="P5">Si el plato se encuentra en estado “En cola”, el sistema cambia su estado a “Preparándose”.</text:p>
                <text:list>
                  <text:list-item>
                    <text:p text:style-name="P5">Si el plato era el último que quedaba del pedido por cambiar de estado, el sistema cambia el pedido a la cola de pedidos preparándose.</text:p>
                  </text:list-item>
                </text:list>
              </text:list-item>
              <text:list-item>
                <text:p text:style-name="P5">Si el plato se encuentra en estado “Preparándose”, el sistema cambia su estado a “Preparado”.</text:p>
                <text:list>
                  <text:list-item>
                    <text:p text:style-name="P5">Si el plato era el último que quedaba del pedido por cambiar de estado, el sistema pide confirmación al usuario para cerrar el pedido.</text:p>
                  </text:list-item>
                  <text:list-item>
                    <text:p text:style-name="P5">El usuario confirma la acción.</text:p>
                  </text:list-item>
                  <text:list-item>
                    <text:p text:style-name="P5">El sistema cierra el pedido y lo borra de la cola de pedidos.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9:25:10.82</meta:creation-date>
    <meta:generator>OpenOffice.org/3.1$Win32 OpenOffice.org_project/310m11$Build-9399</meta:generator>
    <meta:editing-duration>PT06H02M43S</meta:editing-duration>
    <meta:editing-cycles>16</meta:editing-cycles>
    <meta:initial-creator>Sergio Rodriguez Lumley</meta:initial-creator>
    <dc:date>2010-04-15T00:23:29.62</dc:date>
    <dc:creator>Sergio Rodriguez Lumley</dc:creator>
    <meta:document-statistic meta:table-count="3" meta:image-count="0" meta:object-count="0" meta:page-count="2" meta:paragraph-count="61" meta:word-count="444" meta:character-count="2606"/>
  </office:meta>
</office:document-meta>
</file>